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2986in" table:align="left"/>
    </style:style>
    <style:style style:name="Table1.A" style:family="table-column">
      <style:table-column-properties style:column-width="2.2917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2.7188in"/>
    </style:style>
    <style:style style:name="Table1.D" style:family="table-column">
      <style:table-column-properties style:column-width="1.7257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8.3in" fo:margin-top="0in" fo:margin-bottom="0in" table:align="margins" style:writing-mode="lr-tb"/>
    </style:style>
    <style:style style:name="Table5.A" style:family="table-column">
      <style:table-column-properties style:column-width="1.3833in" style:rel-column-width="10923*"/>
    </style:style>
    <style:style style:name="Table5.B" style:family="table-column">
      <style:table-column-properties style:column-width="1.3826in" style:rel-column-width="10917*"/>
    </style:style>
    <style:style style:name="Table5.C" style:family="table-column">
      <style:table-column-properties style:column-width="1.384in" style:rel-column-width="10930*"/>
    </style:style>
    <style:style style:name="Table5.F" style:family="table-column">
      <style:table-column-properties style:column-width="1.3833in" style:rel-column-width="1092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5.B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C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D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E1" style:family="table-cell">
      <style:table-cell-properties fo:background-color="#000000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5.F1" style:family="table-cell">
      <style:table-cell-properties fo:padding="0.0382in" fo:border="0.1pt solid #000000" style:writing-mode="lr-tb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2f0aab" officeooo:paragraph-rsid="002f0aab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1" fo:font-size="12pt" fo:font-weight="bold" officeooo:rsid="002f0aab" officeooo:paragraph-rsid="002f0aab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2f1601" officeooo:paragraph-rsid="002f160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29f19e" officeooo:paragraph-rsid="002f0aab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1" fo:font-size="12pt" officeooo:rsid="002f0aab" officeooo:paragraph-rsid="002f0aab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1" fo:font-size="12pt" officeooo:rsid="002f1601" officeooo:paragraph-rsid="002f1601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DejaVu Sans Condensed1" fo:font-weight="normal" officeooo:rsid="002f0aab" officeooo:paragraph-rsid="002f0aa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1" fo:font-weight="normal" officeooo:rsid="002f1601" officeooo:paragraph-rsid="002f160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 Condensed1" fo:font-weight="bold" officeooo:rsid="002f0aab" officeooo:paragraph-rsid="002f0aab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DejaVu Sans Condensed1" fo:font-weight="bold" officeooo:rsid="002f1601" officeooo:paragraph-rsid="002f1601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ans Condensed1" officeooo:paragraph-rsid="00313e3f"/>
    </style:style>
    <style:style style:name="P13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paragraph-rsid="00313e3f"/>
    </style:style>
    <style:style style:name="P14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DejaVu Sans Condensed" fo:font-weight="bold" officeooo:paragraph-rsid="00313e3f" style:font-weight-asian="bold" style:font-weight-complex="bold"/>
    </style:style>
    <style:style style:name="T1" style:family="text">
      <style:text-properties fo:font-size="12pt" fo:font-weight="bold" officeooo:rsid="002996fa" style:font-size-asian="12pt" style:font-weight-asian="bold" style:font-size-complex="12pt" style:font-weight-complex="bold"/>
    </style:style>
    <style:style style:name="T2" style:family="text">
      <style:text-properties fo:font-size="12pt" fo:font-weight="bold" officeooo:rsid="002e8444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1ff0e4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1bf317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19eb27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2fe2a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29f19e" style:font-size-asian="12pt" style:font-size-complex="12pt"/>
    </style:style>
    <style:style style:name="T9" style:family="text">
      <style:text-properties officeooo:rsid="002f1601"/>
    </style:style>
    <style:style style:name="T10" style:family="text">
      <style:text-properties style:font-name="DejaVu Sans Condensed1" fo:font-size="12pt" fo:font-weight="bold" officeooo:rsid="003c2335" style:font-size-asian="12pt" style:font-weight-asian="bold" style:font-size-complex="12pt" style:font-weight-complex="bold"/>
    </style:style>
    <style:style style:name="T11" style:family="text">
      <style:text-properties style:font-name="DejaVu Sans Condensed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B"/>
        <table:table-column table:style-name="Table5.F"/>
        <table:table-row table:style-name="Table5.1">
          <table:table-cell table:style-name="Table5.A1" office:value-type="string">
            <text:p text:style-name="P13"><text:span text:style-name="T10">1</text:span><text:span text:style-name="T11">xx - Controls</text:span></text:p>
          </table:table-cell>
          <table:table-cell table:style-name="Table5.B1" office:value-type="string">
            <text:p text:style-name="P14">2xx - Ground</text:p>
          </table:table-cell>
          <table:table-cell table:style-name="Table5.C1" office:value-type="string">
            <text:p text:style-name="P14">3xx - Flight</text:p>
          </table:table-cell>
          <table:table-cell table:style-name="Table5.D1" office:value-type="string">
            <text:p text:style-name="P14">4xx - A2A</text:p>
          </table:table-cell>
          <table:table-cell table:style-name="Table5.E1" office:value-type="string">
            <text:p text:style-name="P14">5xx - A2G</text:p>
          </table:table-cell>
          <table:table-cell table:style-name="Table5.F1" office:value-type="string">
            <text:p text:style-name="P14">6xx - Misc</text:p>
          </table:table-cell>
        </table:table-row>
      </table:table>
      <text:p text:style-name="P12"><text:span text:style-name="T1">5</text:span><text:span text:style-name="T2">0</text:span><text:span text:style-name="T6">0</text:span><text:span text:style-name="T3"> - </text:span><text:span text:style-name="T4">A/G</text:span><text:span text:style-name="T5"> - </text:span><text:span text:style-name="T6">Stores list</text:span></text:p>
      <text:p text:style-name="P1"/>
      <text:p text:style-name="P2">Stores lis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3">Ammo</text:p>
          </table:table-cell>
          <table:table-cell table:style-name="Table1.A1" office:value-type="string">
            <text:p text:style-name="P3">Weight</text:p>
          </table:table-cell>
          <table:table-cell table:style-name="Table1.D1" office:value-type="string">
            <text:p text:style-name="P3">Notes</text:p>
          </table:table-cell>
        </table:table-row>
        <table:table-row>
          <table:table-cell table:style-name="Table1.A2" office:value-type="string">
            <text:p text:style-name="P10">GIAT M621 20 mm cannon</text:p>
          </table:table-cell>
          <table:table-cell table:style-name="Table1.A2" office:value-type="string">
            <text:p text:style-name="P6">240 rnds</text:p>
          </table:table-cell>
          <table:table-cell table:style-name="Table1.A2" office:value-type="string">
            <text:p text:style-name="P6">284 lbs</text:p>
          </table:table-cell>
          <table:table-cell table:style-name="Table1.D2" office:value-type="string">
            <text:p text:style-name="P6">left pylon only</text:p>
          </table:table-cell>
        </table:table-row>
        <table:table-row>
          <table:table-cell table:style-name="Table1.A2" office:value-type="string">
            <text:p text:style-name="P10"><text:span text:style-name="T7">FN </text:span><text:span text:style-name="T8">H</text:span><text:span text:style-name="T7">MP400 .50 cal gun pod (M3P MG)</text:span></text:p>
          </table:table-cell>
          <table:table-cell table:style-name="Table1.A2" office:value-type="string">
            <text:p text:style-name="P6">100, 200, or 400 rnds</text:p>
          </table:table-cell>
          <table:table-cell table:style-name="Table1.A2" office:value-type="string">
            <text:p text:style-name="P6">223, 247, or 300 lbs</text:p>
          </table:table-cell>
          <table:table-cell table:style-name="Table1.D2" office:value-type="string">
            <text:p text:style-name="P8">left and/or right pylon</text:p>
          </table:table-cell>
        </table:table-row>
        <table:table-row>
          <table:table-cell table:style-name="Table1.A2" office:value-type="string">
            <text:p text:style-name="P10">SNEB 68 mm rockets</text:p>
          </table:table-cell>
          <table:table-cell table:style-name="Table1.A2" office:value-type="string">
            <text:p text:style-name="P6">8 rockets/pod</text:p>
          </table:table-cell>
          <table:table-cell table:style-name="Table1.A2" office:value-type="string">
            <text:p text:style-name="P6">Type 251 HE - 141 lbs</text:p>
            <text:p text:style-name="P6">Type 253 HEAT - 154 lbs</text:p>
            <text:p text:style-name="P6">Type 256 HE/Frag - 176 lbs</text:p>
            <text:p text:style-name="P6">Type 257 HE/Frag <text:span text:style-name="T9">Lg Whd</text:span> - 205 lbs</text:p>
          </table:table-cell>
          <table:table-cell table:style-name="Table1.D2" office:value-type="string">
            <text:p text:style-name="P8">left and/or right pylon</text:p>
          </table:table-cell>
        </table:table-row>
        <table:table-row>
          <table:table-cell table:style-name="Table1.A2" office:value-type="string">
            <text:p text:style-name="P11">HOT3 ATGM (SACLOS)</text:p>
          </table:table-cell>
          <table:table-cell table:style-name="Table1.A2" office:value-type="string">
            <text:p text:style-name="P7">2x or 4x</text:p>
          </table:table-cell>
          <table:table-cell table:style-name="Table1.A2" office:value-type="string">
            <text:p text:style-name="P7">SA342L: 346 or 450 lbs *</text:p>
            <text:p text:style-name="P7">SA342M: 104 lbs or 207 lbs *</text:p>
          </table:table-cell>
          <table:table-cell table:style-name="Table1.D2" office:value-type="string">
            <text:p text:style-name="P9">both pylons only</text:p>
          </table:table-cell>
        </table:table-row>
        <table:table-row>
          <table:table-cell table:style-name="Table1.A2" office:value-type="string">
            <text:p text:style-name="P11">Mistral ATAM (IR guided)</text:p>
          </table:table-cell>
          <table:table-cell table:style-name="Table1.A2" office:value-type="string">
            <text:p text:style-name="P7">2x or 4x</text:p>
          </table:table-cell>
          <table:table-cell table:style-name="Table1.A2" office:value-type="string">
            <text:p text:style-name="P7">437 or 520 lbs</text:p>
          </table:table-cell>
          <table:table-cell table:style-name="Table1.D2" office:value-type="string">
            <text:p text:style-name="P9">both pylons only</text:p>
          </table:table-cell>
        </table:table-row>
      </table:table>
      <text:p text:style-name="P4">* SA342L weight includes pylons, SA342M has pylons permanently mounted so weight is weapons only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21:59:24.940000000</dc:date>
    <meta:editing-duration>PT11H58M53S</meta:editing-duration>
    <meta:editing-cycles>36</meta:editing-cycles>
    <meta:generator>LibreOffice/7.5.2.2$Windows_X86_64 LibreOffice_project/53bb9681a964705cf672590721dbc85eb4d0c3a2</meta:generator>
    <meta:document-statistic meta:table-count="2" meta:image-count="0" meta:object-count="0" meta:page-count="1" meta:paragraph-count="37" meta:word-count="151" meta:character-count="678" meta:non-whitespace-character-count="564"/>
  </office:meta>
</office:document-meta>
</file>